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Table1" style:family="table">
      <style:table-properties style:width="4.8174in" table:align="left"/>
    </style:style>
    <style:style style:name="Table1.A" style:family="table-column">
      <style:table-column-properties style:column-width="4.8174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text-properties officeooo:rsid="0016eadd" officeooo:paragraph-rsid="0016eadd"/>
    </style:style>
    <style:style style:name="P2" style:family="paragraph" style:parent-style-name="Standard">
      <style:text-properties fo:font-weight="bold" officeooo:rsid="0016eadd" officeooo:paragraph-rsid="0016eadd" style:font-weight-asian="bold" style:font-weight-complex="bold"/>
    </style:style>
    <style:style style:name="P3" style:family="paragraph" style:parent-style-name="Standard">
      <style:text-properties fo:font-weight="normal" officeooo:rsid="0018c329" officeooo:paragraph-rsid="0018c329" style:font-weight-asian="normal" style:font-weight-complex="normal"/>
    </style:style>
    <style:style style:name="P4" style:family="paragraph" style:parent-style-name="Standard">
      <style:text-properties fo:font-weight="normal" officeooo:rsid="001a3c02" officeooo:paragraph-rsid="001a3c02" style:font-weight-asian="normal" style:font-weight-complex="normal"/>
    </style:style>
    <style:style style:name="P5" style:family="paragraph" style:parent-style-name="Standard">
      <style:text-properties fo:font-weight="normal" officeooo:rsid="001ac84f" officeooo:paragraph-rsid="001ac84f" style:font-weight-asian="normal" style:font-weight-complex="normal"/>
    </style:style>
    <style:style style:name="P6" style:family="paragraph" style:parent-style-name="Table_20_Contents">
      <style:paragraph-properties fo:margin-left="0in" fo:margin-right="0in" fo:text-indent="0in" style:auto-text-indent="false"/>
    </style:style>
    <style:style style:name="P7" style:family="paragraph" style:parent-style-name="Standard">
      <style:text-properties fo:font-weight="bold" officeooo:rsid="0016eadd" officeooo:paragraph-rsid="0016eadd" style:font-weight-asian="bold" style:font-weight-complex="bold"/>
    </style:style>
    <style:style style:name="P8" style:family="paragraph" style:parent-style-name="Standard">
      <style:text-properties fo:font-weight="bold" officeooo:rsid="0016eadd" officeooo:paragraph-rsid="001cf592" style:font-weight-asian="bold" style:font-weight-complex="bold"/>
    </style:style>
    <style:style style:name="P9" style:family="paragraph" style:parent-style-name="Standard">
      <style:text-properties fo:font-weight="bold" officeooo:rsid="001cf592" officeooo:paragraph-rsid="001cf592" style:font-weight-asian="bold" style:font-weight-complex="bold"/>
    </style:style>
    <style:style style:name="P10" style:family="paragraph" style:parent-style-name="Standard">
      <style:text-properties fo:font-weight="bold" officeooo:rsid="001e770a" officeooo:paragraph-rsid="001e770a" style:font-weight-asian="bold" style:font-weight-complex="bold"/>
    </style:style>
    <style:style style:name="P11" style:family="paragraph" style:parent-style-name="Standard">
      <style:text-properties fo:font-weight="normal" officeooo:rsid="0018c329" officeooo:paragraph-rsid="0018c329" style:font-weight-asian="normal" style:font-weight-complex="normal"/>
    </style:style>
    <style:style style:name="P12" style:family="paragraph" style:parent-style-name="Standard">
      <style:text-properties fo:font-weight="normal" officeooo:rsid="001ac84f" officeooo:paragraph-rsid="001ac84f" style:font-weight-asian="normal" style:font-weight-complex="normal"/>
    </style:style>
    <style:style style:name="P13" style:family="paragraph" style:parent-style-name="Standard">
      <style:text-properties fo:font-weight="normal" officeooo:rsid="001b452d" officeooo:paragraph-rsid="001b452d" style:font-weight-asian="normal" style:font-weight-complex="normal"/>
    </style:style>
    <style:style style:name="P14" style:family="paragraph" style:parent-style-name="Standard">
      <style:text-properties fo:font-weight="normal" officeooo:rsid="001cf592" officeooo:paragraph-rsid="001cf592" style:font-weight-asian="normal" style:font-weight-complex="normal"/>
    </style:style>
    <style:style style:name="P15" style:family="paragraph" style:parent-style-name="Standard">
      <style:text-properties fo:font-weight="normal" officeooo:rsid="0016eadd" officeooo:paragraph-rsid="0016eadd" style:font-weight-asian="normal" style:font-weight-complex="normal"/>
    </style:style>
    <style:style style:name="P16" style:family="paragraph" style:parent-style-name="Standard">
      <style:text-properties fo:font-weight="normal" officeooo:rsid="0016eadd" officeooo:paragraph-rsid="001cf592" style:font-weight-asian="normal" style:font-weight-complex="normal"/>
    </style:style>
    <style:style style:name="P17" style:family="paragraph" style:parent-style-name="Standard">
      <style:text-properties fo:font-weight="normal" officeooo:rsid="001e770a" officeooo:paragraph-rsid="001e770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8c329" style:font-weight-asian="normal" style:font-weight-complex="normal"/>
    </style:style>
    <style:style style:name="T3" style:family="text">
      <style:text-properties fo:font-weight="normal" officeooo:rsid="001ac84f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amiliarization With Basic Combinational Logic</text:p>
      <text:p text:style-name="P14">1. Objectives</text:p>
      <text:p text:style-name="P14">1. Investigate the basic logic elements (NOT, And, and OR)</text:p>
      <text:p text:style-name="P14">2. Investigate the universal logic gates (NAND and NOR)</text:p>
      <text:p text:style-name="P14">3. Build basic logic elements (NOT, And, and OR) using universal gates</text:p>
      <text:p text:style-name="P14">4. Examine the input and output of the logic circuits</text:p>
      <text:p text:style-name="P15"/>
      <text:p text:style-name="P8">2. Equipment Required</text:p>
      <text:p text:style-name="P16">Power supply, 1 x 7400 Quad 2-Input NAND Gate, 1 x 7402 Quad 2-Input NOR Gate, Breadboard, Digital Circuit Evaluator, Wiring Kit</text:p>
      <text:p text:style-name="P15"/>
      <text:p text:style-name="P14"/>
      <text:p text:style-name="P2">4. Pre-Lab</text:p>
      <text:p text:style-name="P1">Basic logic circuits are packaged into “integrated circuits”, usually multiple “gates” per package (depending on the number of input and output pins). </text:p>
      <text:p text:style-name="P1"/>
      <text:p text:style-name="P2">4.1 7400 Series</text:p>
      <text:p text:style-name="P1">For this lab, a couple of devices from the 74XX device family will be used. Go to wikipedia.org and look up “7400 series”. Review the article and answer the following questions: </text:p>
      <text:p text:style-name="P1"/>
      <text:p text:style-name="P2">i. What is the difference between the 7400 series and the 5400 series?</text:p>
      <text:p text:style-name="P1">The main difference is that the 5400 series was designed for military use, while 7400 was designed for commercial use</text:p>
      <text:p text:style-name="P1"/>
      <text:p text:style-name="P2">ii. Integrated circuits of the “HC” device family are popular nowadays. What does “HC” stand for??</text:p>
      <text:p text:style-name="P1">High speed CMOS</text:p>
      <text:p text:style-name="P1"/>
      <text:p text:style-name="P2">iii. What is the maximum propagation delay (“TP (max)”) for the “HC” device family?</text:p>
      <text:p text:style-name="P3">15 nanaoseconds</text:p>
      <text:p text:style-name="P2"/>
      <text:p text:style-name="P2">4.2 Dual In-Line Package</text:p>
      <text:p text:style-name="P1">For this lab, we will be using 74XX devices configured in a “dual in-line package” (DIP). Go to wikipedia.org and look up “dual in-line package”. Review the article and answer the following questions:</text:p>
      <text:p text:style-name="P1"/>
      <text:p text:style-name="P2">i. When was the dual-inline format invented and by whom?</text:p>
      <text:p text:style-name="P3">Invented in 1964 by Don Forbes.</text:p>
      <text:p text:style-name="P2"/>
      <text:p text:style-name="P2">ii. Which is PIN #1? How are the rest of the pins numbered?</text:p>
      <text:p text:style-name="P3">Pin 1 is the top left pin, the rest of the pins are numbered counter clockwise</text:p>
      <text:p text:style-name="P2"/>
      <text:p text:style-name="P2">4.3 Datasheets</text:p>
      <text:p text:style-name="P1">A datasheet is a document that summarizes the performance and other technical characteristics of a device. Go to wikipedia.org and look up “list of 7400 series integrated circuits”. From the list, answer the following questions:</text:p>
      <text:p text:style-name="P1"/>
      <text:p text:style-name="P2">i. What is a 7474 IC?</text:p>
      <text:p text:style-name="P3">Pasted from wikipedia: “<text:bookmark text:name="7474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dual D positive edge triggered flip-flop, asynchronous preset and clear</text:p>
          </table:table-cell>
        </table:table-row>
      </table:table>
      <text:p text:style-name="Text_20_body">“</text:p>
      <text:p text:style-name="P2"><text:soft-page-break/>ii. What is the number for a quad 2-input XOR gate?<text:line-break/><text:span text:style-name="T2">74X2G86, which is number 7486</text:span></text:p>
      <text:p text:style-name="P2"/>
      <text:p text:style-name="P2">iii. Download and review the "datasheet" for the 7400 - quad 2-input NAND gate (you will need the “pinout” for the lab procedures below).</text:p>
      <text:p text:style-name="P2"/>
      <text:p text:style-name="P2">iv. Download and review the "datasheet" for the 7402 - quad 2-input NOR gate (you will need the “pinout” for the lab procedures below).</text:p>
      <text:p text:style-name="P2"/>
      <text:p text:style-name="P2">4.4 Number Conversion</text:p>
      <text:p text:style-name="P2">i. Show a complete process of converting a binary number (1011.101)2 to decimal.</text:p>
      <text:p text:style-name="P4">Integer part</text:p>
      <text:p text:style-name="P4">1011 = 1 * 2 ** 3 + 0 * 2 ** 2 + 1 * 2 ** 1 + 1 * 2 ** 0</text:p>
      <text:p text:style-name="P4"><text:tab/>= 8 + 0 + 2 + 1</text:p>
      <text:p text:style-name="P4"><text:tab/>= 11</text:p>
      <text:p text:style-name="P4"/>
      <text:p text:style-name="P4">Fraction part</text:p>
      <text:p text:style-name="P4">101 = 1 * 2 ** (-1) + 0 * 2 ** (-2) + 1 * 2 ** (-3)</text:p>
      <text:p text:style-name="P4"><text:tab/>= 0.5 + 0 + 0.125</text:p>
      <text:p text:style-name="P4"><text:tab/>= 0.625</text:p>
      <text:p text:style-name="P4"/>
      <text:p text:style-name="P4">Together</text:p>
      <text:p text:style-name="P4">1011.101 = 11 + 0.625 = 11.625</text:p>
      <text:p text:style-name="P2"/>
      <text:p text:style-name="P2">ii. Show a complete process of converting gray code (1011101) to normal binary</text:p>
      <text:p text:style-name="P5">Let b = 1011101</text:p>
      <text:p text:style-name="P5">Let x be the converted binary number</text:p>
      <text:p text:style-name="P5"/>
      <text:p text:style-name="P5">i (bit index) </text:p>
      <text:p text:style-name="P5">0<text:tab/>b[i] = 1<text:tab/> b[i - 1] = null<text:tab/><text:tab/>x[i] = 1<text:span text:style-name="T3"/></text:p>
      <text:p text:style-name="P5">1<text:tab/>b[i] = 0<text:tab/> b[i - 1] = 1<text:tab/><text:tab/>x[i] = 1</text:p>
      <text:p text:style-name="P5">2<text:tab/>b[i] = 1<text:tab/> b[i - 1] = 1<text:tab/><text:tab/>x[i] = 0</text:p>
      <text:p text:style-name="P5">3<text:tab/>b[i] = 1<text:tab/> b[i - 1] = 0<text:tab/><text:tab/>x[i] = 1</text:p>
      <text:p text:style-name="P5">4<text:tab/>b[i] = 1<text:tab/> b[i - 1] = 1<text:tab/><text:tab/>x[i] = 0</text:p>
      <text:p text:style-name="P5">5<text:tab/>b[i] = 0<text:tab/> b[i - 1] = 0<text:tab/><text:tab/>x[i] = 0</text:p>
      <text:p text:style-name="P5">6<text:tab/>b[i] = 1<text:tab/> b[i - 1] = 0<text:tab/><text:tab/>x[i] = 1</text:p>
      <text:p text:style-name="P5"/>
      <text:p text:style-name="P5">bianry number is x = 1101001</text:p>
      <text:p text:style-name="P5"/>
      <text:p text:style-name="P13">5. Lab Procedure</text:p>
      <text:p text:style-name="P13">6.1 AND Gate</text:p>
      <text:p text:style-name="P13">6.1.1 Construct the AND circuit on your breadboard:</text:p>
      <text:p text:style-name="P17"/>
      <text:p text:style-name="P10">6. Lab Procedure</text:p>
      <text:p text:style-name="P10">6.1 AND Gate</text:p>
      <text:p text:style-name="P17">6.1.1 Constructing the AND circuit with NAND</text:p>
      <text:p text:style-name="P17">6.1.2 Constructing the AND circuit with NOR</text:p>
      <text:p text:style-name="P10">6.2 OR Gate</text:p>
      <text:p text:style-name="P17">6.2.1 Constructing the OR circuit with NAND</text:p>
      <text:p text:style-name="P17">6.2.1 Constructing the OR circuit with NO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5:16:28.208189249</meta:creation-date>
    <dc:date>2024-09-19T10:06:54.720501951</dc:date>
    <meta:editing-duration>P1DT17H13M2S</meta:editing-duration>
    <meta:editing-cycles>5</meta:editing-cycles>
    <meta:generator>LibreOffice/24.2.6.2$Linux_X86_64 LibreOffice_project/420$Build-2</meta:generator>
    <meta:document-statistic meta:table-count="1" meta:image-count="0" meta:object-count="0" meta:page-count="2" meta:paragraph-count="67" meta:word-count="661" meta:character-count="3376" meta:non-whitespace-character-count="2761"/>
  </office:meta>
</office:document-meta>
</file>